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052e7" officeooo:paragraph-rsid="000052e7" style:font-weight-asian="bold" style:font-weight-complex="bold"/>
    </style:style>
    <style:style style:name="P2" style:family="paragraph" style:parent-style-name="Standard">
      <style:text-properties fo:font-weight="bold" officeooo:rsid="0001141b" officeooo:paragraph-rsid="0001141b" style:font-weight-asian="bold" style:font-weight-complex="bold"/>
    </style:style>
    <style:style style:name="P3" style:family="paragraph" style:parent-style-name="Standard">
      <style:text-properties fo:font-weight="normal" officeooo:rsid="000052e7" officeooo:paragraph-rsid="000052e7" style:font-weight-asian="normal" style:font-weight-complex="normal"/>
    </style:style>
    <style:style style:name="P4" style:family="paragraph" style:parent-style-name="Standard">
      <style:text-properties fo:font-weight="normal" officeooo:rsid="0001141b" officeooo:paragraph-rsid="0001141b" style:font-weight-asian="normal" style:font-weight-complex="normal"/>
    </style:style>
    <style:style style:name="P5" style:family="paragraph" style:parent-style-name="Standard">
      <style:text-properties fo:font-weight="normal" officeooo:rsid="000052e7" officeooo:paragraph-rsid="000052e7" style:font-weight-asian="normal" style:font-weight-complex="normal"/>
    </style:style>
    <style:style style:name="P6" style:family="paragraph" style:parent-style-name="Standard">
      <style:text-properties fo:font-weight="normal" officeooo:rsid="000052e7" officeooo:paragraph-rsid="00020beb" style:font-weight-asian="normal" style:font-weight-complex="normal"/>
    </style:style>
    <style:style style:name="P7" style:family="paragraph" style:parent-style-name="Standard">
      <style:text-properties fo:font-weight="normal" officeooo:rsid="0001141b" officeooo:paragraph-rsid="0001141b" style:font-weight-asian="normal" style:font-weight-complex="normal"/>
    </style:style>
    <style:style style:name="P8" style:family="paragraph" style:parent-style-name="Standard">
      <style:text-properties fo:font-weight="normal" officeooo:rsid="0001141b" officeooo:paragraph-rsid="00020beb" style:font-weight-asian="normal" style:font-weight-complex="normal"/>
    </style:style>
    <style:style style:name="P9" style:family="paragraph" style:parent-style-name="Standard">
      <style:text-properties fo:font-weight="normal" officeooo:rsid="000bf34a" officeooo:paragraph-rsid="00020beb" style:font-weight-asian="normal" style:font-weight-complex="normal"/>
    </style:style>
    <style:style style:name="T1" style:family="text">
      <style:text-properties officeooo:rsid="0001141b"/>
    </style:style>
    <style:style style:name="T2" style:family="text">
      <style:text-properties officeooo:rsid="00020beb"/>
    </style:style>
    <style:style style:name="T3" style:family="text">
      <style:text-properties officeooo:rsid="000c3ffa"/>
    </style:style>
    <style:style style:name="T4" style:family="text">
      <style:text-properties officeooo:rsid="000bf34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uiz App</text:p>
      <text:p text:style-name="P1"/>
      <text:p text:style-name="P1">Features</text:p>
      <text:p text:style-name="P3"/>
      <text:p text:style-name="P3">1. Login and Register of User</text:p>
      <text:p text:style-name="P3">2. Reset Password</text:p>
      <text:p text:style-name="P3">3. User is of Two Types – Customer and Admin</text:p>
      <text:p text:style-name="P3">4. Customer Attributes -</text:p>
      <text:p text:style-name="P3"><text:tab/>a. Home Screen -</text:p>
      <text:p text:style-name="P3"><text:tab/><text:tab/>i. Customer Ranking</text:p>
      <text:p text:style-name="P3"><text:tab/><text:tab/>ii. New Update</text:p>
      <text:p text:style-name="P3"><text:tab/>b. Profile Screen </text:p>
      <text:p text:style-name="P3"><text:tab/>c. Rank Screen</text:p>
      <text:p text:style-name="P3"><text:tab/>d. Raise a Query(Regarding Application)</text:p>
      <text:p text:style-name="P3"><text:tab/>e. Add questions</text:p>
      <text:p text:style-name="P3"><text:tab/>f. Group Forums (Out of the box Questions)</text:p>
      <text:p text:style-name="P3"><text:tab/><text:span text:style-name="T1">g. Quiz Screen</text:span></text:p>
      <text:p text:style-name="P3">5. Admin Attributes -</text:p>
      <text:p text:style-name="P3"><text:tab/>a. Home Screen -</text:p>
      <text:p text:style-name="P3"><text:tab/><text:tab/>i. Showing First AIR three people for the month</text:p>
      <text:p text:style-name="P3"><text:tab/><text:tab/>ii. Post a new Update</text:p>
      <text:p text:style-name="P3"><text:tab/>b. Profile Screen</text:p>
      <text:p text:style-name="P3"><text:tab/>c. Rank Screen</text:p>
      <text:p text:style-name="P3"><text:tab/>d. Questions Screen (Create, Read, Update, Delete)</text:p>
      <text:p text:style-name="P3"><text:tab/>e. Query Resolution</text:p>
      <text:p text:style-name="P3"><text:tab/>f. Group Forums</text:p>
      <text:p text:style-name="P3"/>
      <text:p text:style-name="P1">Questions</text:p>
      <text:p text:style-name="P3">Questions can be of the following subject: </text:p>
      <text:p text:style-name="P3">1. Maths</text:p>
      <text:p text:style-name="P3">2. Science</text:p>
      <text:p text:style-name="P3">3. Social Science</text:p>
      <text:p text:style-name="P3">4. English</text:p>
      <text:p text:style-name="P3"/>
      <text:p text:style-name="P3">Levels of Questions:</text:p>
      <text:p text:style-name="P3">1. Easy</text:p>
      <text:p text:style-name="P3">2. Medium</text:p>
      <text:p text:style-name="P3">3. Difficult</text:p>
      <text:p text:style-name="P3"/>
      <text:p text:style-name="P3">Questions can be of two types:</text:p>
      <text:p text:style-name="P3">1. With image showing the question</text:p>
      <text:p text:style-name="P3">2. Without image only question</text:p>
      <text:p text:style-name="P3">3. Math equation will be in the form of image</text:p>
      <text:p text:style-name="P4">4. Science Diagram will be in the form of image</text:p>
      <text:p text:style-name="P3"/>
      <text:p text:style-name="P1">User Details</text:p>
      <text:p text:style-name="P3">1. Name</text:p>
      <text:p text:style-name="P3">2. Email</text:p>
      <text:p text:style-name="P3">3. Age</text:p>
      <text:p text:style-name="P3">4. Class</text:p>
      <text:p text:style-name="P3">5. Address</text:p>
      <text:p text:style-name="P3">6. Mobile Number</text:p>
      <text:p text:style-name="P3"><text:soft-page-break/></text:p>
      <text:p text:style-name="P3"/>
      <text:p text:style-name="P1">Development</text:p>
      <text:p text:style-name="P3">1. Domain Name</text:p>
      <text:p text:style-name="P3">2. Hosting <text:span text:style-name="T1">(Linux Hosting not Shared)</text:span></text:p>
      <text:p text:style-name="P3">3. Database</text:p>
      <text:p text:style-name="P3">4. Google Developer Account</text:p>
      <text:p text:style-name="P6"><text:tab/><text:span text:style-name="T4">a. Video of App (Youtube URL)</text:span></text:p>
      <text:p text:style-name="P9"><text:tab/>b. Privacy Policy</text:p>
      <text:p text:style-name="P9"><text:tab/>c. Screenshots of Application</text:p>
      <text:p text:style-name="P9"><text:tab/>d. App Logo</text:p>
      <text:p text:style-name="P9"><text:tab/>e. App Graphics</text:p>
      <text:p text:style-name="P3">5. Question Bank</text:p>
      <text:p text:style-name="P3"/>
      <text:p text:style-name="P2">Costing</text:p>
      <text:p text:style-name="P4">1. Google Developer Account – 25 usd (Sanyam Account)</text:p>
      <text:p text:style-name="P4">2. Source Code of the Application and Backend – 32000 INR</text:p>
      <text:p text:style-name="P4">3. Working on Server and Collecting questions – 25000 INR</text:p>
      <text:p text:style-name="P4">4. Domain Name and Hosting – (Yet to be Decided)</text:p>
      <text:p text:style-name="P8">5. Application on Google Play Store(My Work) – <text:span text:style-name="T2">10</text:span>000 INR <text:span text:style-name="T3">(Things for the application which mentioned in the development we need to work on)</text:span></text:p>
      <text:p text:style-name="P4"/>
      <text:p text:style-name="P2">(4 Iteration will done except these features after we will start working on it)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13T07:03:38.653203921</meta:creation-date>
    <dc:date>2022-07-13T07:43:59.299599567</dc:date>
    <meta:editing-duration>PT29M47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2" meta:paragraph-count="64" meta:word-count="291" meta:character-count="1623" meta:non-whitespace-character-count="1362"/>
  </office:meta>
</office:document-meta>
</file>